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D000000500F266E49E2F19993F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dedce6" draw:fill-color="#dedce6" draw:textarea-horizontal-align="justify" draw:textarea-vertical-align="middle" draw:auto-grow-height="false" fo:min-height="10.75cm" fo:min-width="22.028cm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dedce6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22.528cm" svg:height="11cm" svg:x="2cm" svg:y="2.033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5.422cm" svg:height="10cm" svg:x="10.553cm" svg:y="2.533cm">
          <draw:image xlink:href="Pictures/10000000000002D000000500F266E49E2F19993F.png" xlink:type="simple" xlink:show="embed" xlink:actuate="onLoad" draw:mime-type="image/png">
            <text:p/>
          </draw:image>
        </draw:frame>
        <draw:frame draw:style-name="gr2" draw:text-style-name="P2" draw:layer="layout" svg:width="6cm" svg:height="11.066cm" svg:x="10.264cm" svg:y="2cm">
          <draw:image xlink:href="Pictures/10000000000002D000000500F266E49E2F19993F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6-26T18:46:14.760504870</meta:creation-date>
    <dc:date>2023-06-26T18:48:11.918641268</dc:date>
    <meta:editing-duration>PT1M58S</meta:editing-duration>
    <meta:editing-cycles>1</meta:editing-cycles>
    <meta:document-statistic meta:object-count="26"/>
    <meta:generator>LibreOffice/7.3.7.2$Linux_X86_64 LibreOffice_project/30$Build-2</meta:generator>
  </office:meta>
</office:document-meta>
</file>